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2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9516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3" table:default-cell-style-name="Default"/>
        <table:table-row table:style-name="ro1">
          <table:table-cell table:style-name="ce1" office:value-type="string">
            <text:p>workerReliable</text:p>
          </table:table-cell>
          <table:table-cell office:value-type="string">
            <text:p>hitsdonesufficient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string">
            <text:p><text:s/>'Id_A142ZRU284W9O'</text:p>
          </table:table-cell>
          <table:table-cell/>
          <table:table-cell office:value-type="string">
            <text:p>Id_A142ZRU284W9O</text:p>
          </table:table-cell>
          <table:table-cell/>
          <table:table-cell office:value-type="string">
            <text:p>Id_A1B90XWF503PN3</text:p>
          </table:table-cell>
          <table:table-cell office:value-type="string">
            <text:p>Id_A1FBBY2JJYRMRI</text:p>
          </table:table-cell>
          <table:table-cell office:value-type="string">
            <text:p>Id_A1FG4M4370KNFI</text:p>
          </table:table-cell>
          <table:table-cell office:value-type="string">
            <text:p>Id_A1TIV52E0VUF9Y</text:p>
          </table:table-cell>
          <table:table-cell office:value-type="string">
            <text:p>Id_A2LCFORIW0NF1S</text:p>
          </table:table-cell>
          <table:table-cell office:value-type="string">
            <text:p>Id_A2PQT41TCA1BLE</text:p>
          </table:table-cell>
          <table:table-cell office:value-type="string">
            <text:p>Id_A2SIDIUEDTJRJZ</text:p>
          </table:table-cell>
          <table:table-cell office:value-type="string">
            <text:p>Id_A2TMWYLZY40I9</text:p>
          </table:table-cell>
          <table:table-cell office:value-type="string">
            <text:p>Id_A2TNNKHFNY5WQ4</text:p>
          </table:table-cell>
          <table:table-cell office:value-type="string">
            <text:p>Id_A2UFZ49YJO16T1</text:p>
          </table:table-cell>
          <table:table-cell office:value-type="string">
            <text:p>Id_A2W1C5PDHUF25O</text:p>
          </table:table-cell>
          <table:table-cell office:value-type="string">
            <text:p>Id_A3BBI4QE9W7QIS</text:p>
          </table:table-cell>
          <table:table-cell office:value-type="string">
            <text:p>Id_A3EUTTOS08SBWJ</text:p>
          </table:table-cell>
          <table:table-cell office:value-type="string">
            <text:p>Id_A3L53FP07TDWK7</text:p>
          </table:table-cell>
          <table:table-cell office:value-type="string">
            <text:p>Id_A3MTAJHYHCIJK4</text:p>
          </table:table-cell>
          <table:table-cell office:value-type="string">
            <text:p>Id_A3OV6R4YMKIAAM</text:p>
          </table:table-cell>
          <table:table-cell office:value-type="string">
            <text:p>Id_A3PM8L29POUPBQ</text:p>
          </table:table-cell>
          <table:table-cell office:value-type="string">
            <text:p>Id_A4UT1HLETIPD5</text:p>
          </table:table-cell>
          <table:table-cell office:value-type="string">
            <text:p>Id_ADELW3TS04YY7</text:p>
          </table:table-cell>
          <table:table-cell office:value-type="string">
            <text:p>Id_AJPQEZBVJXVE9</text:p>
          </table:table-cell>
          <table:table-cell office:value-type="string">
            <text:p>Id_AOAZMLP27GD81</text:p>
          </table:table-cell>
          <table:table-cell office:value-type="string">
            <text:p>Id_ASK5ZTC22VRZZ</text:p>
          </table:table-cell>
        </table:table-row>
        <table:table-row table:style-name="ro2">
          <table:table-cell office:value-type="string">
            <text:p><text:s/>'Id_A1B90XWF503PN3'</text:p>
          </table:table-cell>
          <table:table-cell/>
          <table:table-cell office:value-type="string">
            <text:p>Id_A1B90XWF503PN3</text:p>
          </table:table-cell>
          <table:table-cell table:number-columns-repeated="23"/>
        </table:table-row>
        <table:table-row table:style-name="ro2">
          <table:table-cell office:value-type="string">
            <text:p><text:s/>'Id_A1FG4M4370KNFI'</text:p>
          </table:table-cell>
          <table:table-cell/>
          <table:table-cell office:value-type="string">
            <text:p>Id_A1FBBY2JJYRMRI</text:p>
          </table:table-cell>
          <table:table-cell table:number-columns-repeated="23"/>
        </table:table-row>
        <table:table-row table:style-name="ro2">
          <table:table-cell office:value-type="string">
            <text:p><text:s/>'Id_A1HCBT17FZ0ZNX'</text:p>
          </table:table-cell>
          <table:table-cell office:value-type="string">
            <text:p>no</text:p>
          </table:table-cell>
          <table:table-cell office:value-type="string">
            <text:p>Id_A1FG4M4370KNFI</text:p>
          </table:table-cell>
          <table:table-cell table:number-columns-repeated="23"/>
        </table:table-row>
        <table:table-row table:style-name="ro2">
          <table:table-cell office:value-type="string">
            <text:p><text:s/>'Id_A1TIV52E0VUF9Y'</text:p>
          </table:table-cell>
          <table:table-cell/>
          <table:table-cell office:value-type="string">
            <text:p>Id_A1TIV52E0VUF9Y</text:p>
          </table:table-cell>
          <table:table-cell table:number-columns-repeated="23"/>
        </table:table-row>
        <table:table-row table:style-name="ro2">
          <table:table-cell office:value-type="string">
            <text:p><text:s/>'Id_A1VJ3T8CMNQA3N'</text:p>
          </table:table-cell>
          <table:table-cell office:value-type="string">
            <text:p>no</text:p>
          </table:table-cell>
          <table:table-cell office:value-type="string">
            <text:p>Id_A2LCFORIW0NF1S</text:p>
          </table:table-cell>
          <table:table-cell table:number-columns-repeated="23"/>
        </table:table-row>
        <table:table-row table:style-name="ro2">
          <table:table-cell office:value-type="string">
            <text:p><text:s/>'Id_A20VQ66XTPBM1Y'</text:p>
          </table:table-cell>
          <table:table-cell office:value-type="string">
            <text:p>no</text:p>
          </table:table-cell>
          <table:table-cell office:value-type="string">
            <text:p>Id_A2PQT41TCA1BLE</text:p>
          </table:table-cell>
          <table:table-cell table:number-columns-repeated="23"/>
        </table:table-row>
        <table:table-row table:style-name="ro2">
          <table:table-cell office:value-type="string">
            <text:p><text:s/>'Id_A2C57JVPIOH7F2']</text:p>
          </table:table-cell>
          <table:table-cell office:value-type="string">
            <text:p>no</text:p>
          </table:table-cell>
          <table:table-cell office:value-type="string">
            <text:p>Id_A2SIDIUEDTJRJZ</text:p>
          </table:table-cell>
          <table:table-cell table:number-columns-repeated="23"/>
        </table:table-row>
        <table:table-row table:style-name="ro2">
          <table:table-cell office:value-type="string">
            <text:p><text:s/>'Id_A2LCFORIW0NF1S'</text:p>
          </table:table-cell>
          <table:table-cell/>
          <table:table-cell office:value-type="string">
            <text:p>Id_A2TMWYLZY40I9</text:p>
          </table:table-cell>
          <table:table-cell table:number-columns-repeated="23"/>
        </table:table-row>
        <table:table-row table:style-name="ro2">
          <table:table-cell office:value-type="string">
            <text:p><text:s/>'Id_A2PQT41TCA1BLE'</text:p>
          </table:table-cell>
          <table:table-cell/>
          <table:table-cell office:value-type="string">
            <text:p>Id_A2TNNKHFNY5WQ4</text:p>
          </table:table-cell>
          <table:table-cell table:number-columns-repeated="23"/>
        </table:table-row>
        <table:table-row table:style-name="ro2">
          <table:table-cell office:value-type="string">
            <text:p><text:s/>'Id_A2QAHC5J5OIKCO'</text:p>
          </table:table-cell>
          <table:table-cell office:value-type="string">
            <text:p>no</text:p>
          </table:table-cell>
          <table:table-cell office:value-type="string">
            <text:p>Id_A2UFZ49YJO16T1</text:p>
          </table:table-cell>
          <table:table-cell table:number-columns-repeated="23"/>
        </table:table-row>
        <table:table-row table:style-name="ro2">
          <table:table-cell office:value-type="string">
            <text:p><text:s/>'Id_A2SIDIUEDTJRJZ'</text:p>
          </table:table-cell>
          <table:table-cell/>
          <table:table-cell office:value-type="string">
            <text:p>Id_A2W1C5PDHUF25O</text:p>
          </table:table-cell>
          <table:table-cell table:number-columns-repeated="23"/>
        </table:table-row>
        <table:table-row table:style-name="ro2">
          <table:table-cell office:value-type="string">
            <text:p><text:s/>'Id_A2TMWYLZY40I9'</text:p>
          </table:table-cell>
          <table:table-cell/>
          <table:table-cell office:value-type="string">
            <text:p>Id_A3BBI4QE9W7QIS</text:p>
          </table:table-cell>
          <table:table-cell table:number-columns-repeated="23"/>
        </table:table-row>
        <table:table-row table:style-name="ro2">
          <table:table-cell office:value-type="string">
            <text:p><text:s/>'Id_A2TNNKHFNY5WQ4'</text:p>
          </table:table-cell>
          <table:table-cell/>
          <table:table-cell office:value-type="string">
            <text:p>Id_A3EUTTOS08SBWJ</text:p>
          </table:table-cell>
          <table:table-cell table:number-columns-repeated="23"/>
        </table:table-row>
        <table:table-row table:style-name="ro2">
          <table:table-cell office:value-type="string">
            <text:p><text:s/>'Id_A2UFZ49YJO16T1'</text:p>
          </table:table-cell>
          <table:table-cell/>
          <table:table-cell office:value-type="string">
            <text:p>Id_A3L53FP07TDWK7</text:p>
          </table:table-cell>
          <table:table-cell table:number-columns-repeated="23"/>
        </table:table-row>
        <table:table-row table:style-name="ro2">
          <table:table-cell office:value-type="string">
            <text:p><text:s/>'Id_A2W1C5PDHUF25O'</text:p>
          </table:table-cell>
          <table:table-cell/>
          <table:table-cell office:value-type="string">
            <text:p>Id_A3MTAJHYHCIJK4</text:p>
          </table:table-cell>
          <table:table-cell table:number-columns-repeated="23"/>
        </table:table-row>
        <table:table-row table:style-name="ro2">
          <table:table-cell office:value-type="string">
            <text:p><text:s/>'Id_A3BBI4QE9W7QIS'</text:p>
          </table:table-cell>
          <table:table-cell/>
          <table:table-cell office:value-type="string">
            <text:p>Id_A3OV6R4YMKIAAM</text:p>
          </table:table-cell>
          <table:table-cell table:number-columns-repeated="23"/>
        </table:table-row>
        <table:table-row table:style-name="ro2">
          <table:table-cell office:value-type="string">
            <text:p><text:s/>'Id_A3EUTTOS08SBWJ'</text:p>
          </table:table-cell>
          <table:table-cell/>
          <table:table-cell office:value-type="string">
            <text:p>Id_A3PM8L29POUPBQ</text:p>
          </table:table-cell>
          <table:table-cell table:number-columns-repeated="23"/>
        </table:table-row>
        <table:table-row table:style-name="ro2">
          <table:table-cell office:value-type="string">
            <text:p><text:s/>'Id_A3ITJY0L20SRQL'</text:p>
          </table:table-cell>
          <table:table-cell office:value-type="string">
            <text:p>no</text:p>
          </table:table-cell>
          <table:table-cell office:value-type="string">
            <text:p>Id_A4UT1HLETIPD5</text:p>
          </table:table-cell>
          <table:table-cell table:number-columns-repeated="23"/>
        </table:table-row>
        <table:table-row table:style-name="ro2">
          <table:table-cell office:value-type="string">
            <text:p><text:s/>'Id_A3L53FP07TDWK7'</text:p>
          </table:table-cell>
          <table:table-cell/>
          <table:table-cell office:value-type="string">
            <text:p>Id_ADELW3TS04YY7</text:p>
          </table:table-cell>
          <table:table-cell table:number-columns-repeated="23"/>
        </table:table-row>
        <table:table-row table:style-name="ro2">
          <table:table-cell office:value-type="string">
            <text:p><text:s/>'Id_A3MTAJHYHCIJK4'</text:p>
          </table:table-cell>
          <table:table-cell/>
          <table:table-cell office:value-type="string">
            <text:p>Id_AJPQEZBVJXVE9</text:p>
          </table:table-cell>
          <table:table-cell table:number-columns-repeated="23"/>
        </table:table-row>
        <table:table-row table:style-name="ro2">
          <table:table-cell office:value-type="string">
            <text:p><text:s/>'Id_A3OV6R4YMKIAAM'</text:p>
          </table:table-cell>
          <table:table-cell/>
          <table:table-cell office:value-type="string">
            <text:p>Id_AOAZMLP27GD81</text:p>
          </table:table-cell>
          <table:table-cell table:number-columns-repeated="23"/>
        </table:table-row>
        <table:table-row table:style-name="ro2">
          <table:table-cell office:value-type="string">
            <text:p><text:s/>'Id_A3PM8L29POUPBQ'</text:p>
          </table:table-cell>
          <table:table-cell/>
          <table:table-cell office:value-type="string">
            <text:p>Id_ASK5ZTC22VRZZ</text:p>
          </table:table-cell>
          <table:table-cell table:number-columns-repeated="23"/>
        </table:table-row>
        <table:table-row table:style-name="ro2">
          <table:table-cell office:value-type="string">
            <text:p><text:s/>'Id_A4UT1HLETIPD5'</text:p>
          </table:table-cell>
          <table:table-cell table:number-columns-repeated="25"/>
        </table:table-row>
        <table:table-row table:style-name="ro2">
          <table:table-cell office:value-type="string">
            <text:p><text:s/>'Id_ADELW3TS04YY7'</text:p>
          </table:table-cell>
          <table:table-cell table:number-columns-repeated="25"/>
        </table:table-row>
        <table:table-row table:style-name="ro2">
          <table:table-cell office:value-type="string">
            <text:p><text:s/>'Id_AJPQEZBVJXVE9'</text:p>
          </table:table-cell>
          <table:table-cell table:number-columns-repeated="25"/>
        </table:table-row>
        <table:table-row table:style-name="ro2">
          <table:table-cell office:value-type="string">
            <text:p><text:s/>'Id_AOAZMLP27GD81'</text:p>
          </table:table-cell>
          <table:table-cell table:number-columns-repeated="25"/>
        </table:table-row>
        <table:table-row table:style-name="ro2">
          <table:table-cell office:value-type="string">
            <text:p><text:s/>'Id_ASK5ZTC22VRZZ'</text:p>
          </table:table-cell>
          <table:table-cell table:number-columns-repeated="25"/>
        </table:table-row>
        <table:table-row table:style-name="ro2">
          <table:table-cell office:value-type="string">
            <text:p>Id_A1FBBY2JJYRMRI'</text:p>
          </table:table-cell>
          <table:table-cell table:number-columns-repeated="25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Sheet1.A1:Sheet1.AC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11/22/2014</text:date>, <text:time>18:4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ta misra</meta:initial-creator>
    <meta:creation-date>2014-11-22T16:52:39</meta:creation-date>
    <dc:date>2014-11-22T18:40:49</dc:date>
    <dc:creator>amita misra</dc:creator>
    <meta:editing-duration>PT1H22M48S</meta:editing-duration>
    <meta:editing-cycles>5</meta:editing-cycles>
    <meta:generator>OpenOffice/4.1.0$Unix OpenOffice.org_project/410m18$Build-9764</meta:generator>
    <meta:document-statistic meta:table-count="3" meta:cell-count="83" meta:object-count="0"/>
  </office:meta>
</office:document-meta>
</file>